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321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C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4"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Table_20_Contents">
      <style:paragraph-properties fo:text-align="justify" style:justify-single-word="false"/>
      <style:text-properties fo:font-size="11pt" style:font-size-asian="11pt" style:font-size-complex="11pt"/>
    </style:style>
    <style:style style:name="P2" style:family="paragraph" style:parent-style-name="Table_20_Contents">
      <style:paragraph-properties fo:text-align="center" style:justify-single-word="false"/>
      <style:text-properties fo:font-size="11pt" style:font-size-asian="11pt" style:font-size-complex="11pt"/>
    </style:style>
    <style:style style:name="P3" style:family="paragraph" style:parent-style-name="Table_20_Heading">
      <style:text-properties fo:font-size="11pt" style:font-size-asian="11pt" style:font-size-complex="11pt"/>
    </style:style>
    <style:style style:name="P4" style:family="paragraph" style:parent-style-name="Table_20_Heading">
      <style:paragraph-properties fo:text-align="center" style:justify-single-word="false"/>
      <style:text-properties fo:font-size="11pt" style:font-size-asian="11pt" style:font-size-complex="11pt"/>
    </style:style>
    <style:style style:name="P5" style:family="paragraph" style:parent-style-name="Table_20_Heading">
      <style:paragraph-properties fo:text-align="center" style:justify-single-word="false" fo:background-color="#e6e6e6">
        <style:background-image/>
      </style:paragraph-properties>
      <style:text-properties fo:font-size="11pt" fo:background-color="#e6e6e6" style:font-size-asian="11pt" style:font-size-complex="11pt"/>
    </style:style>
    <style:style style:name="P6" style:family="paragraph" style:parent-style-name="Standard">
      <style:paragraph-properties fo:text-align="center" style:justify-single-word="false"/>
      <style:text-properties fo:font-size="15pt" style:font-size-asian="15pt" style:font-size-complex="15pt"/>
    </style:style>
    <style:style style:name="P7" style:family="paragraph" style:parent-style-name="Standard">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2"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3" style:family="paragraph" style:parent-style-name="Standard">
      <style:paragraph-properties fo:text-align="justify" style:justify-single-word="false"/>
      <style:text-properties fo:font-size="11pt" style:text-underline-style="none" style:font-size-asian="11pt" style:font-size-complex="11pt"/>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style:text-outline="false"/>
    </style:style>
    <style:style style:name="T4" style:family="text">
      <style:text-properties style:text-outline="false" style:text-line-through-style="none" style:font-name="Times New Roman"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5" style:family="text">
      <style:text-properties style:text-line-through-style="none"/>
    </style:style>
    <style:style style:name="T6" style:family="text">
      <style:text-properties style:font-name="Times New Roman"/>
    </style:style>
    <style:style style:name="T7" style:family="text">
      <style:text-properties fo:font-style="normal"/>
    </style:style>
    <style:style style:name="T8" style:family="text">
      <style:text-properties fo:text-shadow="none"/>
    </style:style>
    <style:style style:name="T9" style:family="text">
      <style:text-properties fo:font-weight="normal"/>
    </style:style>
    <style:style style:name="T10" style:family="text">
      <style:text-properties style:font-name-asian="Arial1"/>
    </style:style>
    <style:style style:name="T11" style:family="text">
      <style:text-properties style:font-style-asian="normal"/>
    </style:style>
    <style:style style:name="T12" style:family="text">
      <style:text-properties style:font-weight-asian="normal"/>
    </style:style>
    <style:style style:name="T13" style:family="text">
      <style:text-properties style:font-name-complex="Arial1"/>
    </style:style>
    <style:style style:name="T14" style:family="text">
      <style:text-properties style:font-style-complex="normal"/>
    </style:style>
    <style:style style:name="T15" style:family="text">
      <style:text-properties style:font-weight-complex="normal"/>
    </style:style>
    <style:style style:name="T16" style:family="text">
      <style:text-properties style:text-emphasize="none"/>
    </style:style>
    <style:style style:name="T17" style:family="text">
      <style:text-properties style:text-overline-style="none" style:text-overline-color="font-color"/>
    </style:style>
    <style:style style:name="T18" style:family="text">
      <style:text-properties style:text-position="super 58%"/>
    </style:style>
    <style:style style:name="T19" style:family="text">
      <style:text-properties style:text-position="super 58%" fo:font-size="11pt" style:text-underline-style="none" style:font-size-asian="11pt" style:font-size-complex="11pt"/>
    </style:style>
    <style:style style:name="T20" style:family="text">
      <style:text-properties fo:font-size="11pt" style:text-underline-style="none" style:font-size-asian="11pt" style:font-size-complex="11pt"/>
    </style:style>
    <style:style style:name="T21" style:family="text">
      <style:text-properties fo:font-size="11pt" style:text-underline-style="none" fo:font-weight="bold" style:font-size-asian="11pt" style:font-weight-asian="bold" style:font-size-complex="11pt" style:font-weight-complex="bold"/>
    </style:style>
    <style:style style:name="T22" style:family="text">
      <style:text-properties style:text-position="0% 100%" fo:font-size="11pt" style:text-underline-style="none" style:font-size-asian="11pt" style:font-size-complex="11pt"/>
    </style:style>
    <style:style style:name="T23" style:family="text">
      <style:text-properties style:text-position="0% 100%" fo:font-size="11pt" style:text-underline-style="none" fo:font-weight="bold" style:font-size-asian="11pt" style:font-weight-asian="bold" style:font-size-complex="11pt" style:font-weight-complex="bold"/>
    </style:style>
    <style:style style:name="T24" style:family="text">
      <style:text-properties style:text-position="0% 100%" fo:font-size="11pt" style:text-underline-style="none" fo:font-weight="normal" style:font-size-asian="11pt" style:font-weight-asian="normal" style:font-size-complex="11pt" style:font-weight-complex="normal"/>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0% 100%" fo:font-weight="normal" style:font-weight-asian="normal" style:font-weight-complex="normal"/>
    </style:style>
    <style:style style:name="T27" style:family="text">
      <style:text-properties style:text-position="0% 100%"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préliminaire – TSP</text:p>
      <text:p text:style-name="Horizontal_20_Line"/>
      <text:list xml:id="list647360005" text:style-name="L1">
        <text:list-item>
          <text:p text:style-name="P11"><text:span text:style-name="T1">Etude du problème</text:span></text:p>
        </text:list-item>
      </text:list>
      <text:p text:style-name="P13"><text:span text:style-name="T4"><text:tab/>Nous avons choisi de travailler cette année sur un problème récurrent dans le monde informatique et mathématique : le TSP (Travelling Salesman Problem) ou PVC (Problème du Voyageur de Commerce).</text:span></text:p>
      <text:p text:style-name="P13"><text:span text:style-name="T4"><text:tab/>L'énoncé du problème du voyageur de commerce est le suivant : étant donné n points (des « villes ») et les distances séparant chaque point, trouver un chemin de longueur totale minimale qui passe exactement une fois par chaque point et revienne au point de départ.</text:span></text:p>
      <text:p text:style-name="P13"><text:tab/></text:p>
      <text:list xml:id="list820277685" text:style-name="L2">
        <text:list-item>
          <text:p text:style-name="P8"><text:span text:style-name="T2">Méthodes de résolution</text:span></text:p>
        </text:list-item>
      </text:list>
      <text:p text:style-name="P13"><text:tab/>Plusieurs algorithmes peuvent être mis en place, soit pour trouver une solution optimale (lorsque le nombre de villes est peu élevé) ou une solution qui se rapproche de la solution optimale.</text:p>
      <text:p text:style-name="P13">Pour cela, un tableau récapitulatif est proposé :</text:p>
      <text:p text:style-name="P13"/>
      <table:table table:name="Tableau1" table:style-name="Tableau1">
        <table:table-column table:style-name="Tableau1.A" table:number-columns-repeated="3"/>
        <table:table-header-rows>
          <table:table-row>
            <table:table-cell table:style-name="Tableau1.A1" office:value-type="string">
              <text:p text:style-name="P5"/>
            </table:table-cell>
            <table:table-cell table:style-name="Tableau1.A1" office:value-type="string">
              <text:p text:style-name="P4">Garantie</text:p>
            </table:table-cell>
            <table:table-cell table:style-name="Tableau1.C1" office:value-type="string">
              <text:p text:style-name="P4">Temps</text:p>
            </table:table-cell>
          </table:table-row>
        </table:table-header-rows>
        <table:table-row>
          <table:table-cell table:style-name="Tableau1.A2" office:value-type="string">
            <text:p text:style-name="P2">Algorithmes complets</text:p>
          </table:table-cell>
          <table:table-cell table:style-name="Tableau1.A2" office:value-type="string">
            <text:p text:style-name="P2">Optimal</text:p>
          </table:table-cell>
          <table:table-cell table:style-name="Tableau1.C2" office:value-type="string">
            <text:p text:style-name="P2">Complexité exponentielle</text:p>
          </table:table-cell>
        </table:table-row>
        <table:table-row>
          <table:table-cell table:style-name="Tableau1.A2" office:value-type="string">
            <text:p text:style-name="P2">Algorithmes approchés</text:p>
          </table:table-cell>
          <table:table-cell table:style-name="Tableau1.A2" office:value-type="string">
            <text:p text:style-name="P2">&lt;= 2 * Solution Optimale (MST)</text:p>
            <text:p text:style-name="P2">&lt;= 1.5 * Solution Optimale (Chritophe</text:p>
          </table:table-cell>
          <table:table-cell table:style-name="Tableau1.C2" office:value-type="string">
            <text:p text:style-name="P2">n ²</text:p>
            <text:p text:style-name="P2">n<text:span text:style-name="T18">4</text:span></text:p>
          </table:table-cell>
        </table:table-row>
        <table:table-row>
          <table:table-cell table:style-name="Tableau1.A2" office:value-type="string">
            <text:p text:style-name="P2">Algorithmes heuristiques</text:p>
          </table:table-cell>
          <table:table-cell table:style-name="Tableau1.B4" office:value-type="float" office:value="0">
            <text:p text:style-name="P2">0</text:p>
          </table:table-cell>
          <table:table-cell table:style-name="Tableau1.C2" office:value-type="string">
            <text:p text:style-name="P2">N'importe quel temps</text:p>
          </table:table-cell>
        </table:table-row>
      </table:table>
      <text:p text:style-name="P13"/>
      <text:list xml:id="list1872886556" text:style-name="L4">
        <text:list-item>
          <text:p text:style-name="P9"><text:span text:style-name="T20">Les </text:span><text:span text:style-name="T21">algorithmes complets</text:span><text:span text:style-name="T20"> permettent de trouver une solution optimale. Ces algorithmes testent toutes les solutions existantes et choississent la meilleure. Cependant, ils se révèlent particulièrement long lorsque le nombre de villes est important. C'est pourquoi, d'autres sortes d'algorithmes ont été créés.</text:span></text:p>
        </text:list-item>
        <text:list-item>
          <text:p text:style-name="P9"><text:span text:style-name="T20">Les </text:span><text:span text:style-name="T21">algorithmes approchés</text:span><text:span text:style-name="T20"> permettent de trouver une solution se rapprochant de la solution optimale. Leurs temps d'éxécution est polynomiale, c'est à dire qu'on connaît le nombre d'opérations pour un certain nombre de villes (n² ou n</text:span><text:span text:style-name="T19">4</text:span><text:span text:style-name="T22"> pour les deux exemples présents dans le tableau ci-dessus). De plus, la garantie de se rapprocher de la solution optimale est fixée. Par exemple, l'algorithme MST aura une solution comprise dans [solution optimale ; 2*solution optimale]. </text:span></text:p>
        </text:list-item>
        <text:list-item>
          <text:p text:style-name="P9"><text:span text:style-name="T22">Enfin, on trouvera les </text:span><text:span text:style-name="T23">algorithmes heuristiques</text:span><text:span text:style-name="T24">. Le principe d'une méthode heuristique est de trouver, en un temps raisonnable, une solution réalisable qui soit la meilleure possible. Aucune garantie n'est donnée sur le taux de garantie de ces méthodes, ni sur le temps que prendra la méthode. Disons que plus le temps sera long, meilleure sera la solution.</text:span></text:p>
        </text:list-item>
      </text:list>
      <text:p text:style-name="P7"><text:span text:style-name="T24"/></text:p>
      <text:list xml:id="list311713652" text:style-name="L5">
        <text:list-item>
          <text:p text:style-name="P12"><text:span text:style-name="T27">But fixé et cahier des charges</text:span></text:p>
        </text:list-item>
      </text:list>
      <text:p text:style-name="P13"><text:span text:style-name="T26"><text:tab/>Nous nous sommes fixés de réaliser plusieurs algorithmes implémentant le problème du voyageur de commerce, sur une durée de trois mois. Nous essaierons de finir nos objectifs en décembre, pour nous permettre de passer du temps sur des fonctionnalités-tiers, de rectifier les derniers détails et de préparer la soutenance orale.</text:span></text:p>
      <text:p text:style-name="P13"><text:span text:style-name="T26"><text:tab/>Parmi les méthodes algorithmiques à développer, un algorithme complet est obligatoire. Nous avons choisi d'implémenter la méthode BackTrack (à revoir) qui constitura un bon commencement pour notre analyse du TSP. </text:span></text:p>
      <text:p text:style-name="P13"><text:span text:style-name="T26">Nous irons ensuite plus loin dans notre analyse en développant des algorithmes plus adaptés avec un plus grand nombre de villes. Les différentes implémentations possibles n'ont pas encore été déterminées.</text:span></text:p>
      <text:p text:style-name="P13"><text:span text:style-name="T26"/></text:p>
      <text:p text:style-name="P13"><text:span text:style-name="T26"><text:tab/>Ayant commencé le projet le 5 octobre 2009, nous suivrons le calendrier suivant :</text:span></text:p>
      <text:p text:style-name="P13"><text:span text:style-name="T26"/></text:p>
      <text:list xml:id="list552539593" text:style-name="L6">
        <text:list-item>
          <text:p text:style-name="P10"><text:span text:style-name="T24">Du 5 au 15 octobre 2009 (première réunion) : Prise d'informations sur le TSP. Compréhension du problème et définitions des grandes lignes de projets.</text:span></text:p>
        </text:list-item>
        <text:list-item>
          <text:p text:style-name="P10"><text:span text:style-name="T24">Du 15 au 22 octobre 2009 : Analyse de la méthode algorithmique complète. Développement des éléments de base.</text:span></text:p>
        </text:list-item>
        <text:list-item>
          <text:p text:style-name="P10"><text:span text:style-name="T24">Du 22 octobre au 1 novembre : Développement de la méthode complète. Commencement de </text:span><text:soft-page-break/><text:span text:style-name="T24">recherche sur les algorithmes approchés et définitions de quelles méthodes approchées prendre.</text:span></text:p>
        </text:list-item>
        <text:list-item>
          <text:p text:style-name="P10"><text:span text:style-name="T24">Du 1 novembre au 12 novembre : Développement de la première méthode algorithmique heuristiques.</text:span></text:p>
        </text:list-item>
        <text:list-item>
          <text:p text:style-name="P10"><text:span text:style-name="T24">Du 12 novembre au 26 novembre : Développement de la deuxième méthode algorithmique.</text:span></text:p>
        </text:list-item>
        <text:list-item>
          <text:p text:style-name="P10"><text:span text:style-name="T24">Du 26 novembre au 3 décembre : Rectifications des programmes.</text:span></text:p>
        </text:list-item>
        <text:list-item>
          <text:p text:style-name="P10"><text:span text:style-name="T24">Du 3 décembre au 19 décembre : Création de la partie graphique et implémentation des algorithmes.</text:span></text:p>
        </text:list-item>
        <text:list-item>
          <text:p text:style-name="P10"><text:span text:style-name="T24">Du 19 décembre à la fin : Rédaction du rapport final. Préparation à la soutenance orale.</text:span></text:p>
        </text:list-item>
      </text:list>
      <text:p text:style-name="P7"><text:span text:style-name="T24"/></text:p>
      <text:p text:style-name="P7"><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5T16:29:39</meta:creation-date>
    <dc:date>2009-10-15T17:42:45</dc:date>
    <meta:editing-duration>PT01H13M07S</meta:editing-duration>
    <meta:editing-cycles>10</meta:editing-cycles>
    <meta:generator>OpenOffice.org/3.1$Unix OpenOffice.org_project/310m19$Build-9420</meta:generator>
    <meta:document-statistic meta:table-count="1" meta:image-count="0" meta:object-count="0" meta:page-count="2" meta:paragraph-count="37" meta:word-count="607" meta:character-count="3840"/>
  </office:meta>
</office:document-meta>
</file>